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styles/globalStyles.js</text:p>
      <text:p text:style-name="Standard">import { createGlobalStyle } from 'styled-components';</text:p>
      <text:p text:style-name="Standard">import { theme } from './theme';</text:p>
      <text:p text:style-name="Standard"/>
      <text:p text:style-name="Standard">export const GlobalStyle = createGlobalStyle`</text:p>
      <text:p text:style-name="Standard"><text:s text:c="2"/>body {</text:p>
      <text:p text:style-name="Standard"><text:s text:c="4"/>background-color: ${theme.colors.background.default};</text:p>
      <text:p text:style-name="Standard"><text:s text:c="4"/>color: ${theme.colors.text.primary};</text:p>
      <text:p text:style-name="Standard"><text:s text:c="4"/>font-family: 'Arial', sans-serif;</text:p>
      <text:p text:style-name="Standard"><text:s text:c="2"/>}</text:p>
      <text:p text:style-name="Standard"><text:s text:c="2"/>h1, h2, h3, h4, h5, h6 {</text:p>
      <text:p text:style-name="Standard"><text:s text:c="4"/>color: ${theme.colors.secondary.main};</text:p>
      <text:p text:style-name="Standard"><text:s text:c="2"/>}</text:p>
      <text:p text:style-name="Standard"><text:s text:c="2"/>a {</text:p>
      <text:p text:style-name="Standard"><text:s text:c="4"/>color: ${theme.colors.secondary.accent};</text:p>
      <text:p text:style-name="Standard"><text:s text:c="4"/>text-decoration: none;</text:p>
      <text:p text:style-name="Standard"><text:s text:c="2"/>}</text:p>
      <text:p text:style-name="Standard"><text:s text:c="2"/>a:hover {</text:p>
      <text:p text:style-name="Standard"><text:s text:c="4"/>text-decoration: underline;</text:p>
      <text:p text:style-name="Standard"><text:s text:c="2"/>}</text:p>
      <text:p text:style-name="Standard"><text:s text:c="2"/>button {</text:p>
      <text:p text:style-name="Standard"><text:s text:c="4"/>background-color: ${theme.colors.primary.light};</text:p>
      <text:p text:style-name="Standard"><text:s text:c="4"/>color: ${theme.colors.text.primary};</text:p>
      <text:p text:style-name="Standard"><text:s text:c="4"/>border: none;</text:p>
      <text:p text:style-name="Standard"><text:s text:c="4"/>padding: ${theme.spacing(1)} ${theme.spacing(2)};</text:p>
      <text:p text:style-name="Standard"><text:s text:c="4"/>border-radius: ${theme.borderRadius};</text:p>
      <text:p text:style-name="Standard"><text:s text:c="4"/>cursor: pointer;</text:p>
      <text:p text:style-name="Standard"><text:s text:c="4"/>transition: background-color 0.3s ease;</text:p>
      <text:p text:style-name="Standard"><text:s text:c="2"/>}</text:p>
      <text:p text:style-name="Standard"><text:s text:c="2"/>button:hover {</text:p>
      <text:p text:style-name="Standard"><text:s text:c="4"/>background-color: ${theme.colors.primary.accent};</text:p>
      <text:p text:style-name="Standard"><text:s text:c="2"/>}</text:p>
      <text:p text:style-name="Standard">`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4$Win32 OpenOffice.org_project/4114m1$Build-9811</meta:generator>
    <dc:date>2024-09-07T15:59:34.44</dc:date>
    <meta:document-statistic meta:table-count="0" meta:image-count="0" meta:object-count="0" meta:page-count="1" meta:paragraph-count="32" meta:word-count="77" meta:character-count="852"/>
    <dc:creator>ronan salaun</dc:creator>
    <meta:user-defined meta:name="Info 1"/>
    <meta:user-defined meta:name="Info 2"/>
    <meta:user-defined meta:name="Info 3"/>
    <meta:user-defined meta:name="Info 4"/>
  </office:meta>
</office:document-meta>
</file>